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E6EAE3388CBCA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e8e6" officeooo:paragraph-rsid="0010e8e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e 1-8</text:p>
      <text:p text:style-name="P1"/>
      <text:p text:style-name="P1"/>
      <text:p text:style-name="P1"><draw:frame draw:style-name="fr1" draw:name="Image1" text:anchor-type="char" svg:width="20.555cm" svg:height="21.604cm" draw:z-index="0"><draw:image xlink:href="Pictures/1000020100000780000004388E6EAE3388CBCA5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7T23:47:02.105283631</meta:creation-date>
    <dc:date>2023-09-07T23:50:20.377750261</dc:date>
    <meta:editing-duration>PT3M18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1" meta:paragraph-count="1" meta:word-count="2" meta:character-count="10" meta:non-whitespace-character-count="9"/>
  </office:meta>
</office:document-meta>
</file>